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FactoryMethodArgumentComponent.LazyFactoryMethodArgumentComponent( Environment environment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FactoryMethodArgumentComponent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actoryMethodArgumentComponent.of( @ Lazy Environment environment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FactoryMethodArgumentComponent.ge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